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4c7c8" officeooo:paragraph-rsid="0004c7c8" style:font-weight-asian="bold" style:font-weight-complex="bold"/>
    </style:style>
    <style:style style:name="P2" style:family="paragraph" style:parent-style-name="Standard">
      <style:text-properties fo:font-weight="normal" officeooo:rsid="0004c7c8" officeooo:paragraph-rsid="0004c7c8" style:font-weight-asian="normal" style:font-weight-complex="normal"/>
    </style:style>
    <style:style style:name="P3" style:family="paragraph" style:parent-style-name="Standard">
      <style:text-properties fo:font-weight="normal" officeooo:rsid="0004c7c8" officeooo:paragraph-rsid="0004c7c8" style:font-weight-asian="normal" style:font-weight-complex="normal"/>
    </style:style>
    <style:style style:name="P4" style:family="paragraph" style:parent-style-name="Standard">
      <style:text-properties fo:font-weight="normal" officeooo:rsid="00066480" officeooo:paragraph-rsid="00066480" style:font-weight-asian="normal" style:font-weight-complex="normal"/>
    </style:style>
    <style:style style:name="P5" style:family="paragraph" style:parent-style-name="Standard">
      <style:text-properties fo:font-weight="normal" officeooo:rsid="0008466b" officeooo:paragraph-rsid="0008466b" style:font-weight-asian="normal" style:font-weight-complex="normal"/>
    </style:style>
    <style:style style:name="T1" style:family="text">
      <style:text-properties officeooo:rsid="00066480"/>
    </style:style>
    <style:style style:name="T2" style:family="text">
      <style:text-properties officeooo:rsid="000846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Project 4: Interactive Programming</text:p>
      <text:p text:style-name="P2">Ian Paul and Taylor Sheneman</text:p>
      <text:p text:style-name="P1"/>
      <text:p text:style-name="P1">Project Overview</text:p>
      <text:p text:style-name="P2"><text:tab/>Our goal for this project was to create an atmospheric, randomly-generated exploration game using PyGame. There is no objective, just a surreal, aimless dreamworld to wander around in. You wake up into the dream in your room; upon venturing out, the room is lost, replaced by the endless dreamscape. The only escape is to wake up, back in your room, only to try again...for a time.</text:p>
      <text:p text:style-name="P2"/>
      <text:p text:style-name="P1">Results</text:p>
      <text:p text:style-name="P2"><text:tab/>We did a lot of interesting stuff in this project. Wall mapping and collisions, spriting and character animations, <text:span text:style-name="T1">and random generation are the most interesting. Our final product incorporated art assests loaded as sprties with animations for their motion, collisions between the play and multiple types of objects and randomly generated environments for the player to explore.</text:span></text:p>
      <text:p text:style-name="P2"/>
      <text:p text:style-name="P4">[[screenshot of the starting rooom with us walking into a wall]]</text:p>
      <text:p text:style-name="P4">[[screenshot of two random rooms]]</text:p>
      <text:p text:style-name="P4"/>
      <text:p text:style-name="P4">Implementations</text:p>
      <text:p text:style-name="P4"><text:tab/>The three major components were the Model View and Controller. Our game ended up passing around much more data between the three of these than we did with the model in class. We made a sprite sheet class which is how we broke up big images with different sprites in different stages of animation into smaller moving pieces.</text:p>
      <text:p text:style-name="P4"><text:tab/><text:span text:style-name="T2">We use lists to store data about the level. We keep non of it permenantly as a design choice. </text:span></text:p>
      <text:p text:style-name="P4"/>
      <text:p text:style-name="P5">Reflection:</text:p>
      <text:p text:style-name="P5"><text:tab/>We didn't hit any major roadblocks along the way, it was just a very large project and neither of us had too much time. We could improve some of how we modularized our code, there are a couple of places where things would be better as functions and we didn't build them into functions ever. I don't think we appropriately scoped the project, we didn't stuggle particularly with the computing in it, there was just <text:s/>more man-hours of work required than we were able to give. Unit testing wasn't a problem, we found it easy to incrementally test our code and work on parts seperately. Going forward not that many of these skills are appropriate. Much of what we learned in <text:s/>unique to pygame and isn't appropriate for other areas of computing. </text:p>
      <text:p text:style-name="P5"><text:tab/>Teamming wass cools talysor a bor.o. we were both busy also it's late and ilm tired fuck the backspace. &lt;3&lt;3&lt;3&lt;3&lt;3&lt;3</text:p>
      <text:p text:style-name="P2"/>
      <text:p text:style-name="P4">UMLpyrevers<text:span text:style-name="T2">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03:19:09.240117999</meta:creation-date>
    <dc:date>2016-03-10T04:09:22.555314446</dc:date>
    <meta:editing-duration>PT2M30S</meta:editing-duration>
    <meta:editing-cycles>2</meta:editing-cycles>
    <meta:generator>LibreOffice/5.0.5.2$Linux_X86_64 LibreOffice_project/00m0$Build-2</meta:generator>
    <meta:document-statistic meta:table-count="0" meta:image-count="0" meta:object-count="0" meta:page-count="1" meta:paragraph-count="15" meta:word-count="383" meta:character-count="2265" meta:non-whitespace-character-count="1887"/>
  </office:meta>
</office:document-meta>
</file>